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" svg:font-family="'Courier New'"/>
    <style:font-face style:name="Courier New1" svg:font-family="'Courier New', Courier, Monospace"/>
    <style:font-face style:name="DejaVu Sans1" svg:font-family="'DejaVu Sans'"/>
    <style:font-face style:name="HG Mincho Light J" svg:font-family="'HG Mincho Light J'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1576in" table:align="left"/>
    </style:style>
    <style:style style:name="Table1.A" style:family="table-column">
      <style:table-column-properties style:column-width="2.1576in"/>
    </style:style>
    <style:style style:name="Table1.A1" style:family="table-cell">
      <style:table-cell-properties style:vertical-align="middle" fo:padding="0.0208in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style:font-name="Courier New1"/>
    </style:style>
    <style:style style:name="P4" style:family="paragraph" style:parent-style-name="Text_20_body">
      <style:paragraph-properties fo:margin-top="0in" fo:margin-bottom="0in"/>
      <style:text-properties style:font-name-asian="DejaVu Sans1"/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1"/>
    <style:style style:name="P7" style:family="paragraph" style:parent-style-name="Table_20_Contents">
      <style:paragraph-properties fo:margin-top="0in" fo:margin-bottom="0.1965in"/>
    </style:style>
    <style:style style:name="P8" style:family="paragraph" style:parent-style-name="Heading_20_1">
      <style:paragraph-properties fo:break-before="page"/>
      <style:text-properties style:font-name-asian="HG Mincho Light J"/>
    </style:style>
    <style:style style:name="T1" style:family="text">
      <style:text-properties style:font-name-asian="DejaVu Sans1"/>
    </style:style>
    <style:style style:name="T2" style:family="text" style:parent-style-name="Strong_20_Emphasis">
      <style:text-properties fo:color="#ff0000"/>
    </style:style>
    <style:style style:name="T3" style:family="text">
      <style:text-properties fo:color="#0000ff"/>
    </style:style>
    <style:style style:name="T4" style:family="text" style:parent-style-name="Strong_20_Emphasis">
      <style:text-properties fo:color="#ff0000" style:font-name="Courier New"/>
    </style:style>
    <style:style style:name="T5" style:family="text">
      <style:text-properties fo:color="#990000"/>
    </style:style>
    <style:style style:name="T6" style:family="text">
      <style:text-properties fo:font-weight="bold"/>
    </style:style>
    <style:style style:name="T7" style:family="text">
      <style:text-properties style:font-name-asian="DejaVu Sans1" style:font-weight-asian="bold"/>
    </style:style>
    <style:style style:name="T8" style:family="text">
      <style:text-properties fo:color="#000000"/>
    </style:style>
    <style:style style:name="T9" style:family="text">
      <style:text-properties fo:color="#000000" fo:font-weight="bold"/>
    </style:style>
    <style:style style:name="T10" style:family="text">
      <style:text-properties fo:color="#000000" style:font-name-asian="DejaVu Sans1" style:font-weight-asian="bold"/>
    </style:style>
    <style:style style:name="T11" style:family="text">
      <style:text-properties style:font-name-asian="Courier New1"/>
    </style:style>
    <style:style style:name="T12" style:family="text">
      <style:text-properties style:font-name="Courier New1"/>
    </style:style>
    <style:style style:name="T13" style:family="text">
      <style:text-properties style:font-name-asian="HG Mincho Light J"/>
    </style:style>
    <style:style style:name="T14" style:family="text">
      <style:text-properties style:font-name="Courier New"/>
    </style:style>
    <style:style style:name="T15" style:family="text">
      <style:text-properties style:font-name-asian="Courier New"/>
    </style:style>
    <style:style style:name="T16" style:family="text">
      <style:text-properties style:font-name-asian="DejaVu Sans1"/>
    </style:style>
    <style:style style:name="T17" style:family="text">
      <style:text-properties style:font-name-asian="DejaVu Sans1" style:font-style-asian="italic"/>
    </style:style>
    <style:style style:name="T18" style:family="text">
      <style:text-properties fo:font-style="italic"/>
    </style:style>
    <style:style style:name="Sect1" style:family="section">
      <style:section-properties style:writing-mode="lr-tb" fo:margin-left="0in" fo:margin-right="0in"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XSLT View</text:h>
      <text:section text:style-name="Sect1" text:name="main">
        <text:p text:style-name="P2">JSR 170<text:span text:style-name="T1">规定了一个灵活的内容结构——实际上它只规定了</text:span>Node<text:span text:style-name="T1">和</text:span>Property<text:span text:style-name="T1">，</text:span>Node<text:span text:style-name="T1">既可以做枝节点也可以做叶子节点，</text:span>Property<text:span text:style-name="T1">只能做叶子节点。内容</text:span>Node<text:span text:style-name="T1">可能有哪些</text:span>Property<text:span text:style-name="T1">，不知道；展示时怎么用这些</text:span>Property<text:span text:style-name="T1">，不知道——连文章的内容（甚至包括标题）都是放在一个</text:span>Property<text:span text:style-name="T1">里的。我把这棵内容树平整成一个</text:span>XML<text:span text:style-name="T1">文档，就像这样：</text:span></text:p>
        <text:p text:style-name="P2"> </text:p>
        <text:p text:style-name="P2"><text:span text:style-name="T2"> </text:span> <text:span text:style-name="T3">&lt;?xml version="1.0" encoding="GBK" ?&gt;</text:span> </text:p>
        <text:p text:style-name="P2"><text:a xlink:type="simple" xlink:href="/E:/Eclipse/workspace/CMS/WEB-INF/conf/xsl/column.xml#"><text:span text:style-name="T4">-</text:span></text:a>       <text:span text:style-name="T3">&lt;</text:span><text:span text:style-name="T5">column id</text:span><text:span text:style-name="T3">="</text:span><text:span text:style-name="T6">8</text:span><text:span text:style-name="T3">"</text:span><text:span text:style-name="T5"> title</text:span><text:span text:style-name="T3">="</text:span><text:span text:style-name="T7">政策公告</text:span><text:span text:style-name="T3">"&gt;</text:span></text:p>
        <text:p text:style-name="P2"><text:a xlink:type="simple" xlink:href="/E:/Eclipse/workspace/CMS/WEB-INF/conf/xsl/column.xml#"><text:span text:style-name="T4">-</text:span></text:a>         <text:span text:style-name="T3">&lt;</text:span><text:span text:style-name="T5">article id</text:span><text:span text:style-name="T3">="</text:span><text:span text:style-name="T6">10</text:span><text:span text:style-name="T3">"</text:span><text:span text:style-name="T5"> title</text:span><text:span text:style-name="T3">="</text:span><text:span text:style-name="T7">关于调整有关企业信息查询费通知</text:span><text:span text:style-name="T3">"&gt;</text:span></text:p>
        <text:p text:style-name="P2"><text:span text:style-name="T2"> </text:span>           <text:span text:style-name="T3">&lt;</text:span><text:span text:style-name="T5">property</text:span> <text:span text:style-name="T5">id</text:span><text:span text:style-name="T3">="</text:span><text:span text:style-name="T6">11</text:span><text:span text:style-name="T3">"</text:span><text:span text:style-name="T5"> key</text:span><text:span text:style-name="T3">="</text:span><text:span text:style-name="T6">content</text:span><text:span text:style-name="T3">"</text:span><text:span text:style-name="T5"> value</text:span><text:span text:style-name="T3">="</text:span><text:span text:style-name="T6">aaa</text:span><text:span text:style-name="T3">" /&gt;</text:span> </text:p>
        <text:p text:style-name="P2"><text:span text:style-name="T2"> </text:span>     <text:span text:style-name="T3">&lt;/</text:span><text:span text:style-name="T5">article</text:span><text:span text:style-name="T3">&gt;</text:span></text:p>
        <text:p text:style-name="P2"><text:a xlink:type="simple" xlink:href="/E:/Eclipse/workspace/CMS/WEB-INF/conf/xsl/column.xml#"><text:span text:style-name="T4">-</text:span></text:a>         <text:span text:style-name="T3">&lt;</text:span><text:span text:style-name="T5">article id</text:span><text:span text:style-name="T3">="</text:span><text:span text:style-name="T6">12</text:span><text:span text:style-name="T3">"</text:span><text:span text:style-name="T5"> title</text:span><text:span text:style-name="T3">="</text:span><text:span text:style-name="T7">国家工商总局发布《企业登记程序规定》</text:span><text:span text:style-name="T3">"&gt;</text:span></text:p>
        <text:p text:style-name="P2"><text:span text:style-name="T2"> </text:span>           <text:span text:style-name="T3">&lt;</text:span><text:span text:style-name="T5">property</text:span> <text:span text:style-name="T5">id</text:span><text:span text:style-name="T3">="</text:span><text:span text:style-name="T6">13</text:span><text:span text:style-name="T3">"</text:span><text:span text:style-name="T5"> key</text:span><text:span text:style-name="T3">="</text:span><text:span text:style-name="T6">content</text:span><text:span text:style-name="T3">"</text:span><text:span text:style-name="T5"> value</text:span><text:span text:style-name="T3">="</text:span><text:span text:style-name="T6">bbb</text:span><text:span text:style-name="T3">" /&gt;</text:span> </text:p>
        <text:p text:style-name="P2"><text:span text:style-name="T2"> </text:span>     <text:span text:style-name="T3">&lt;/</text:span><text:span text:style-name="T5">article</text:span><text:span text:style-name="T3">&gt;</text:span></text:p>
        <text:p text:style-name="P2"><text:span text:style-name="T2"> </text:span>         <text:span text:style-name="T3">&lt;</text:span><text:span text:style-name="T5">property</text:span> <text:span text:style-name="T5">id</text:span><text:span text:style-name="T3">="</text:span><text:span text:style-name="T6">14</text:span><text:span text:style-name="T3">"</text:span><text:span text:style-name="T5"> key</text:span><text:span text:style-name="T3">="</text:span><text:span text:style-name="T7">属性</text:span><text:span text:style-name="T6">B</text:span><text:span text:style-name="T3">"</text:span><text:span text:style-name="T5"> value</text:span><text:span text:style-name="T3">="</text:span><text:span text:style-name="T7">值</text:span><text:span text:style-name="T6">B</text:span><text:span text:style-name="T3">" /&gt;</text:span> </text:p>
        <text:p text:style-name="P2"><text:span text:style-name="T2"> </text:span>         <text:span text:style-name="T3">&lt;</text:span><text:span text:style-name="T5">property</text:span> <text:span text:style-name="T5">id</text:span><text:span text:style-name="T3">="</text:span><text:span text:style-name="T6">15</text:span><text:span text:style-name="T3">"</text:span><text:span text:style-name="T5"> key</text:span><text:span text:style-name="T3">="</text:span><text:span text:style-name="T7">属性</text:span><text:span text:style-name="T6">A</text:span><text:span text:style-name="T3">"</text:span><text:span text:style-name="T5"> value</text:span><text:span text:style-name="T3">="</text:span><text:span text:style-name="T7">值</text:span><text:span text:style-name="T6">A</text:span><text:span text:style-name="T3">" /&gt;</text:span></text:p>
        <text:p text:style-name="P2"><text:span text:style-name="T3">           &lt;</text:span><text:span text:style-name="T5">property</text:span><text:span text:style-name="T8"> </text:span><text:span text:style-name="T5">id</text:span><text:span text:style-name="T3">="</text:span><text:span text:style-name="T9">16</text:span><text:span text:style-name="T3">"</text:span><text:span text:style-name="T5"> key</text:span><text:span text:style-name="T3">="</text:span><text:span text:style-name="T9">description</text:span><text:span text:style-name="T3">"</text:span><text:span text:style-name="T5"> value</text:span><text:span text:style-name="T3">="</text:span><text:span text:style-name="T10">政策公告栏目，用于发布公商政策</text:span><text:span text:style-name="T3">"</text:span><text:span text:style-name="T3"> /&gt;</text:span> </text:p>
        <text:p text:style-name="P2"><text:span text:style-name="T2"> </text:span> <text:span text:style-name="T3">&lt;/</text:span><text:span text:style-name="T5">column</text:span><text:span text:style-name="T3">&gt;</text:span></text:p>
        <text:p text:style-name="P2"> </text:p>
        <text:p text:style-name="P2"><text:span text:style-name="T1">需要哪个</text:span>Property<text:span text:style-name="T1">，就在</text:span>XSLT<text:span text:style-name="T1">中用</text:span>XPath<text:span text:style-name="T1">去定位获取：</text:span></text:p>
        <text:p text:style-name="P2"> </text:p>
        <text:p text:style-name="P2"><text:span text:style-name="T11">栏目描述：</text:span><text:span text:style-name="T12">&lt;xsl:value-of select="property[@key='description']/@value" /&gt;</text:span></text:p>
        <text:p text:style-name="P2"> </text:p>
        <text:p text:style-name="P2"><text:span text:style-name="T1">如果是用</text:span>Java<text:span text:style-name="T1">的话，我就得每次去遍历</text:span>DTO<text:span text:style-name="T1">的树型结构，找到名字匹配的</text:span>Property<text:span text:style-name="T1">，才能取到它的值。在这种属性极度不确定的时候，</text:span>XSLT View<text:span text:style-name="T1">确实是挺灵活的。</text:span></text:p>
        <text:p text:style-name="P2">2004<text:span text:style-name="T1">年</text:span>07<text:span text:style-name="T1">月</text:span>14<text:span text:style-name="T1">日</text:span>, <text:span text:style-name="T1">星期三 </text:span>16:26 (240516)</text:p>
      </text:section>
      <text:section text:style-name="Sect1" text:name="Section1">
        <text:h text:style-name="P1" text:outline-level="1" text:is-list-header="true"><text:bookmark text:name="main"/>XUL<text:span text:style-name="T13">第一步</text:span></text:h>
        <text:p text:style-name="P2"><text:span text:style-name="T1">在</text:span>FireFox<text:span text:style-name="T1">上配置了第一个</text:span>XUL application<text:span text:style-name="T1">。由于使用了</text:span>XPCOM<text:span text:style-name="T1">对象，需要用</text:span>chrome<text:span text:style-name="T1">协议，所以要把放置</text:span>application<text:span text:style-name="T1">的文件夹配置到</text:span>installed-chrome<text:span text:style-name="T1">中。但修改</text:span>installed-chrome<text:span text:style-name="T1">配置真麻烦，要首先把原来的</text:span>chrome.rdf<text:span text:style-name="T1">删掉，关闭所有</text:span>firefox<text:span text:style-name="T1">进程，重新启动。</text:span>XUL application<text:span text:style-name="T1">也是启动时加载，打开以后怎么修改</text:span>.xul<text:span text:style-name="T1">文件都不见效果，一定要重新启动</text:span>firefox<text:span text:style-name="T1">才有效。调试真麻烦。</text:span></text:p>
        <text:p text:style-name="P2"> </text:p>
        <text:p text:style-name="P2">RDF<text:span text:style-name="T1">不知道怎么用。我已经取到了</text:span>RDF Datasource<text:span text:style-name="T1">，但不知道怎么把它显示出来。</text:span></text:p>
        <text:p text:style-name="P2">2004<text:span text:style-name="T1">年</text:span>07<text:span text:style-name="T1">月</text:span>17<text:span text:style-name="T1">日</text:span>, <text:span text:style-name="T1">星期六 </text:span>12:56 (244543)</text:p>
      </text:section>
      <text:section text:style-name="Sect1" text:name="Section2">
        <text:h text:style-name="P1" text:outline-level="1" text:is-list-header="true"><text:bookmark text:name="main1"/>XUL and Web Service</text:h>
        <text:p text:style-name="P2"><text:span text:style-name="T1">写了一个从</text:span>XUL<text:span text:style-name="T1">调用</text:span>Web Service<text:span text:style-name="T1">的示例。</text:span>Web Service<text:span text:style-name="T1">的地址是：</text:span></text:p>
        <text:p text:style-name="P2"> </text:p>
        <text:p text:style-name="P3">http://localhost:8080/axis/Sample.jws</text:p>
        <text:p text:style-name="P2"> </text:p>
        <text:p text:style-name="P2"><text:span text:style-name="T1">要访问的方法名是</text:span><text:span text:style-name="T12">sayHello</text:span><text:span text:style-name="T1">，参数为空，返回值是</text:span><text:span text:style-name="T12">String</text:span><text:span text:style-name="T1">类型，该调用返回的</text:span>SOAP<text:span text:style-name="T1">封包如下：</text:span></text:p>
        <text:p text:style-name="P2"> </text:p>
        <text:p text:style-name="P2">    <text:a xlink:type="simple" xlink:href="http://localhost:8080/axis/Sample.jws?method=sayHello#"><text:span text:style-name="T4">-</text:span></text:a> <text:span text:style-name="T3">&lt;</text:span><text:span text:style-name="T5">soapenv:Body</text:span><text:span text:style-name="T3">&gt;</text:span></text:p>
        <text:p text:style-name="P2"><text:a xlink:type="simple" xlink:href="http://localhost:8080/axis/Sample.jws?method=sayHello#"><text:span text:style-name="T4">-</text:span></text:a>       <text:span text:style-name="T3">&lt;</text:span><text:span text:style-name="T5">sayHelloResponse soapenv:encodingStyle</text:span><text:span text:style-name="T3">="</text:span><text:span text:style-name="T6">http://schemas.xmlsoap.org/soap/encoding/</text:span><text:span text:style-name="T3">"&gt;</text:span></text:p>
        <text:p text:style-name="P2"><text:span text:style-name="T2">       </text:span> <text:span text:style-name="T3">&lt;</text:span><text:span text:style-name="T5">sayHelloReturn xsi:type</text:span><text:span text:style-name="T3">="</text:span><text:span text:style-name="T6">xsd:string</text:span><text:span text:style-name="T3">"&gt;</text:span><text:span text:style-name="Strong_20_Emphasis">Hello, World! I'm a web service!</text:span><text:span text:style-name="T3">&lt;/</text:span><text:span text:style-name="T5">sayHelloReturn</text:span><text:span text:style-name="T3">&gt;</text:span> </text:p>
        <text:p text:style-name="P2"><text:span text:style-name="T2">  </text:span> <text:span text:style-name="T3">&lt;/</text:span><text:span text:style-name="T5">sayHelloResponse</text:span><text:span text:style-name="T3">&gt;</text:span></text:p>
        <text:p text:style-name="P2"><text:span text:style-name="T2"> </text:span> <text:span text:style-name="T3">&lt;/</text:span><text:span text:style-name="T5">soapenv:Body</text:span><text:span text:style-name="T3">&gt;</text:span></text:p>
        <text:p text:style-name="P2"> </text:p>
        <text:p text:style-name="P2"><text:span text:style-name="T1">首先在</text:span>XUL<text:span text:style-name="T1">中创建一个</text:span>SOAPCall<text:span text:style-name="T1">对象，这是一个</text:span>XPCOM<text:span text:style-name="T1">对象。</text:span></text:p>
        <text:p text:style-name="P2"> </text:p>
        <text:p text:style-name="P2">   var wscall = <text:a xlink:type="simple" xlink:href="mailto:%27@mozilla.org/xmlextras/soap/call;1%27">'@mozilla.org/xmlextras/soap/call;1'</text:a>;<text:line-break/>   wscall = Components.classes[wscall].createInstance();<text:line-break/>   wscall = wscall.QueryInterface(Components.interfaces.nsISOAPCall);</text:p>
        <text:p text:style-name="P2"> </text:p>
        <text:p text:style-name="P2"><text:span text:style-name="T1">把</text:span>Web Service<text:span text:style-name="T1">调用的</text:span>URI<text:span text:style-name="T1">设置给</text:span>SOAPCall<text:span text:style-name="T1">，并对参数编码。对于</text:span>RPC<text:span text:style-name="T1">风格的</text:span>Web Service<text:span text:style-name="T1">，即便是空的参数列表，也需要编码。</text:span></text:p>
        <text:p text:style-name="P2"> </text:p>
        <text:p text:style-name="P2">   var uri = "<text:a xlink:type="simple" xlink:href="http://localhost:8080/axis/Sample.jws">http://localhost:8080/axis/Sample.jws</text:a>";<text:line-break/>   wscall.transportURI = uri;<text:line-break/>   wscall.encode(0, "sayHello", uri, 0, null, 0, null);</text:p>
        <text:p text:style-name="P2"> </text:p>
        <text:p text:style-name="P2"><text:span text:style-name="T1">执行</text:span><text:span text:style-name="T12">nsISOAPCall.invoke()</text:span><text:span text:style-name="T1">方法调用</text:span>Web Service<text:span text:style-name="T1">，获得一个</text:span>SOAPResponse<text:span text:style-name="T1">对象。</text:span></text:p>
        <text:p text:style-name="P2"> </text:p>
        <text:p text:style-name="P2">   var response = wscall.invoke();</text:p>
        <text:p text:style-name="P2"> </text:p>
        <text:p text:style-name="P2"><text:span text:style-name="T1">把回传的数据从</text:span>SOAPResponse<text:span text:style-name="T1">对象中分离出来。</text:span></text:p>
        <text:p text:style-name="P2"> </text:p>
        <text:p text:style-name="P2">   var messageDoc = response.message;  <text:line-break/>   var messageElement = messageDoc.getElementsByTagName("sayHelloReturn").item(0);  <text:line-break/>   var messageText = messageElement.firstChild;<text:line-break/>   var message = messageText.nodeValue;</text:p>
        <text:p text:style-name="P2"> </text:p>
        <text:p text:style-name="P2"><text:span text:style-name="T1">现在</text:span>message<text:span text:style-name="T1">就是一个字符串：“</text:span>Hello World! I'm a Web Service!”<text:span text:style-name="T1">。</text:span>Tomcat<text:span text:style-name="T1">日志里留下了一句：“</text:span>23:31:29,115  INFO Sample[sayHello]:8 - Function called”<text:span text:style-name="T1">。</text:span></text:p>
        <text:p text:style-name="P2">2004<text:span text:style-name="T1">年</text:span>07<text:span text:style-name="T1">月</text:span>19<text:span text:style-name="T1">日</text:span>, <text:span text:style-name="T1">星期一 </text:span>23:28 (248096)</text:p>
      </text:section>
      <text:section text:style-name="Sect1" text:name="Section3">
        <text:h text:style-name="P1" text:outline-level="1" text:is-list-header="true"><text:bookmark text:name="main2"/>Curl<text:span text:style-name="T13">的类型体系</text:span></text:h>
        <text:p text:style-name="P2">Curl<text:span text:style-name="T1">是带有泛型的语言。这不是新鲜事，现在所有的主流</text:span>OO<text:span text:style-name="T1">语言都支持泛型。不过</text:span>Curl<text:span text:style-name="T1">有一个很好的泛型应用。对于每一个类型，都有一个与之对应的</text:span>Nullable<text:span text:style-name="T1">类型。譬如说：</text:span></text:p>
        <text:p text:style-name="P2"> </text:p>
        <text:p text:style-name="P3">{define-class Dog {inherits Animal}}</text:p>
        <text:p text:style-name="P2"> </text:p>
        <text:p text:style-name="P4">实际上的情况是：</text:p>
        <text:p text:style-name="P2"> </text:p>
        <text:p text:style-name="P3">{alias #Dog {Nullable-of Dog}}</text:p>
        <text:p text:style-name="P3">{define-class public Dog {inherits #Dog, Animal}}</text:p>
        <text:p text:style-name="P2"> </text:p>
        <text:p text:style-name="P2"><text:span text:style-name="T1">也就是说，你不能把一个</text:span>null<text:span text:style-name="T1">值赋给类型为</text:span>Dog<text:span text:style-name="T1">的变量（或者参数），却可以赋给类型为</text:span>#Dog<text:span text:style-name="T1">的变量（或者参数）。而且</text:span>Dog<text:span text:style-name="T1">是可以隐式转型为</text:span>#Dog<text:span text:style-name="T1">的，</text:span>#Dog<text:span text:style-name="T1">要变成</text:span>Dog<text:span text:style-name="T1">则需要显式转型。譬如下面这个方法：</text:span></text:p>
        <text:p text:style-name="P2"> </text:p>
        <text:p text:style-name="P3">{method public {kill dog:#Dog} : Dog</text:p>
        <text:p text:style-name="P2">  <text:span text:style-name="T12">{if dog == null then</text:span></text:p>
        <text:p text:style-name="P2">    <text:span text:style-name="T14">{error "</text:span><text:span text:style-name="T15">没有狗，我杀什么杀？</text:span><text:span text:style-name="T14">"}</text:span></text:p>
        <text:p text:style-name="P2">  <text:span text:style-name="T14">}</text:span></text:p>
        <text:p text:style-name="P2">  <text:span text:style-name="T14">{dog.die}</text:span></text:p>
        <text:p text:style-name="P2">  <text:span text:style-name="T14">{return dog asa Dog}</text:span></text:p>
        <text:p text:style-name="P3">}</text:p>
        <text:p text:style-name="P2"> </text:p>
        <text:p text:style-name="P2"><text:span text:style-name="T1">这么一来，使用</text:span>kill<text:span text:style-name="T1">方法的人就不用再操心会不会得到一只“</text:span>null<text:span text:style-name="T1">狗”，只管调用这条死狗的方法好了，不会有</text:span>NullPointerException<text:span text:style-name="T1">出来。另一方面，往</text:span>kill<text:span text:style-name="T1">方法里传参数的时候也知道：这个参数可以为</text:span>null<text:span text:style-name="T1">，</text:span>kill<text:span text:style-name="T1">方法自己会搞定“杀</text:span>null<text:span text:style-name="T1">狗”的情况，我就不必再多做一遍检查，只管往里面传就是了。我觉得</text:span>Java<text:span text:style-name="T1">也应该加入这样的类型体系，可以避免很多</text:span>NullPointerException——<text:span text:style-name="T1">这是最难调的异常，因为它总是不带任何调试信息。</text:span></text:p>
        <text:p text:style-name="P2">2004<text:span text:style-name="T1">年</text:span>08<text:span text:style-name="T1">月</text:span>24<text:span text:style-name="T1">日</text:span>, <text:span text:style-name="T1">星期二 </text:span>12:42 (295248)</text:p>
      </text:section>
      <text:section text:style-name="Sect1" text:name="Section4">
        <text:h text:style-name="P1" text:outline-level="1" text:is-list-header="true"><text:bookmark text:name="main3"/><text:span text:style-name="T13">由“</text:span>Redirect After Get”<text:span text:style-name="T13">想到的</text:span></text:h>
        <text:p text:style-name="P2">TSS: Redirect After Get</text:p>
        <text:p text:style-name="P2"><text:a xlink:type="simple" xlink:href="http://www.theserverside.com/articles/article.tss?l=RedirectAfterGet" office:target-frame-name="_blank" xlink:show="new">http://www.theserverside.com/articles/article.tss?l=RedirectAfterGet</text:a></text:p>
        <text:p text:style-name="P2"> </text:p>
        <text:p text:style-name="P2"><text:span text:style-name="T1">对于</text:span>web<text:span text:style-name="T1">应用，一种不错的做法是区分</text:span>POST<text:span text:style-name="T1">和</text:span>GET<text:span text:style-name="T1">请求：</text:span>POST<text:span text:style-name="T1">提交操作，</text:span>GET<text:span text:style-name="T1">取回服务器状态。对于</text:span>rich client<text:span text:style-name="T1">应用，同样的思路就变成了区分</text:span>web service<text:span text:style-name="T1">和</text:span>RDF<text:span text:style-name="T1">：</text:span>web service<text:span text:style-name="T1">进行</text:span>RPC<text:span text:style-name="T1">，</text:span>RDF<text:span text:style-name="T1">取回服务器状态显示。所以一个合理的</text:span>rich client<text:span text:style-name="T1">环境应该同时支持</text:span>web service<text:span text:style-name="T1">调用和</text:span>RDF<text:span text:style-name="T1">界面绑定，所以</text:span>XUL<text:span text:style-name="T1">和</text:span>Flash MX<text:span text:style-name="T1">都是很好的</text:span>rich client<text:span text:style-name="T1">环境，而</text:span>DHTML<text:span text:style-name="T1">就要差点意思。</text:span></text:p>
        <text:p text:style-name="P2">2004<text:span text:style-name="T1">年</text:span>08<text:span text:style-name="T1">月</text:span>30<text:span text:style-name="T1">日</text:span>, <text:span text:style-name="T1">星期一 </text:span>19:39 (304370)</text:p>
      </text:section>
      <text:section text:style-name="Sect1" text:name="Section5">
        <text:h text:style-name="P1" text:outline-level="1" text:is-list-header="true"><text:bookmark text:name="main4"/>Ajax<text:span text:style-name="T13">，兼论八卦与</text:span>buzzword</text:h>
        <text:p text:style-name="Text_20_body">Ajax<text:span text:style-name="T1">是一种开发</text:span>web<text:span text:style-name="T1">应用的新思路，大体上类似于我们从前做的统一用户管理系统界面部分。它主要由四个部分组成（</text:span><text:a xlink:type="simple" xlink:href="http://www.adaptivepath.com/publications/essays/archives/000385.php">http://www.adaptivepath.com/publications/essays/archives/000385.php</text:a><text:span text:style-name="T1">）：</text:span></text:p>
        <text:list text:style-name="L1">
          <text:list-item>
            <text:p text:style-name="P5"><text:a xlink:type="simple" xlink:href="http://www.adaptivepath.com/publications/essays/archives/000266.php">standards-based presentation</text:a> using XHTML and CSS;</text:p>
          </text:list-item>
          <text:list-item>
            <text:p text:style-name="P5">dynamic display and interaction using the <text:a xlink:type="simple" xlink:href="http://www.scottandrew.com/weblog/articles/dom_1">Document Object Model</text:a>;</text:p>
          </text:list-item>
          <text:list-item>
            <text:p text:style-name="P5">data interchange and manipulation using <text:a xlink:type="simple" xlink:href="http://www-106.ibm.com/developerworks/xml/library/x-xslt/?article=xr">XML and XSLT</text:a>;</text:p>
          </text:list-item>
          <text:list-item>
            <text:p text:style-name="P5">asynchronous data retrieval using <text:a xlink:type="simple" xlink:href="http://www.xml.com/pub/a/2005/02/09/xml-http-request.html">XMLHttpRequest</text:a>;</text:p>
          </text:list-item>
          <text:list-item>
            <text:p text:style-name="P6">and <text:a xlink:type="simple" xlink:href="http://www.crockford.com/javascript/javascript.html">JavaScript</text:a> binding everything together.</text:p>
          </text:list-item>
        </text:list>
        <text:p text:style-name="P2"><text:span text:style-name="T1">听起来这玩意应该叫做“</text:span>Web Remoting”<text:span text:style-name="T1">或者“</text:span>Remote Scripting”<text:span text:style-name="T1">，为什么叫“</text:span>Ajax”<text:span text:style-name="T1">这么奇怪的名字呢？答案是：统一词汇。（</text:span><text:a xlink:type="simple" xlink:href="http://www.ajaxian.com/archives/2005/03/the_term_ajax.html">http://www.ajaxian.com/archives/2005/03/the_term_ajax.html</text:a><text:span text:style-name="T1">）或者说，就是一个</text:span>buzzword<text:span text:style-name="T1">。</text:span>buzzword<text:span text:style-name="T1">代表着技术的趋势，八卦新闻代表着技术的动态，技术媒体的职责就是帮助读者跨越</text:span>buzzword<text:span text:style-name="T1">、八卦与技术之间的鸿沟，解读</text:span>buzzword<text:span text:style-name="T1">和八卦的技术内涵。让我们的读者不再被</text:span>buzzword<text:span text:style-name="T1">吓倒，让我们的读者明白八卦事件对自己有何意义，则善莫大焉。</text:span><text:line-break/><text:line-break/><text:span text:style-name="T1">所以技术媒体的价值就是将八卦进行到底 </text:span>:&gt;<text:line-break/><text:line-break/>[2005<text:span text:style-name="T1">年</text:span>3<text:span text:style-name="T1">月</text:span>24<text:span text:style-name="T1">日补充</text:span>]AJaX<text:span text:style-name="T1">：</text:span>Asynchronous JavaScript and XML<text:span text:style-name="T1">。总算明白这个奇怪的词是什么说法了。 </text:span></text:p>
        <text:p text:style-name="P2">2005<text:span text:style-name="T1">年</text:span>03<text:span text:style-name="T1">月</text:span>16<text:span text:style-name="T1">日</text:span>, <text:span text:style-name="T1">星期三 </text:span>11:41 (579389)</text:p>
      </text:section>
      <text:section text:style-name="Sect1" text:name="Section6">
        <text:h text:style-name="P1" text:outline-level="1" text:is-list-header="true"><text:bookmark text:name="main5"/>Martin Fowler on LOP</text:h>
        <text:p text:style-name="Text_20_body"><text:span text:style-name="T1">先记下来，有空了再细看。</text:span>sigh<text:span text:style-name="T1">，我真的希望自己还像从前那样有时间翻译</text:span>Martin<text:span text:style-name="T1">的作品亚。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7"><text:a xlink:type="simple" xlink:href="http://martinfowler.com/bliki/LanguageWorkbenchReadings.html">LanguageWorkbenchReadings</text:a></text:p>
            </table:table-cell>
          </table:table-row>
        </table:table>
        <text:p text:style-name="Text_20_body"><text:a xlink:type="simple" xlink:href="http://www.martinfowler.com/articles/languageWorkbench.html">Language Workbenches</text:a></text:p>
        <text:p text:style-name="Text_20_body"><text:a xlink:type="simple" xlink:href="http://www.martinfowler.com/articles/codeGenDsl.html">Generating Code for DSLs</text:a></text:p>
        <text:p text:style-name="Text_20_body"><text:a xlink:type="simple" xlink:href="http://www.martinfowler.com/articles/mpsAgree.html">A Language Workbench in Action - MPS.</text:a></text:p>
        <text:p text:style-name="Text_20_body"><text:a xlink:type="simple" xlink:href="http://www.martinfowler.com/articles/mdaLanguageWorkbench.html">Language Workbenches and Model Driven Architecture</text:a></text:p>
        <text:p text:style-name="P2">2005<text:span text:style-name="T1">年</text:span>06<text:span text:style-name="T1">月</text:span>20<text:span text:style-name="T1">日</text:span>, <text:span text:style-name="T1">星期一 </text:span>17:55 (767886)</text:p>
      </text:section>
      <text:section text:style-name="Sect1" text:name="Section7">
        <text:h text:style-name="P8" text:outline-level="1" text:is-list-header="true"><text:bookmark text:name="main6"/>随便想想</text:h>
        <text:p text:style-name="P2"><text:span text:style-name="T1">几个零散的念头，怕忘了，记下来。</text:span><text:line-break/><text:line-break/>1<text:span text:style-name="T1">、</text:span><text:a xlink:type="simple" xlink:href="http://blogs.opensymphony.com/webwork/2006/01/webwork_22_released_and_ready.html">WebWork 2.2</text:a><text:span text:style-name="T1">的</text:span><text:a xlink:type="simple" xlink:href="http://www.opensymphony.com/webwork/wikidocs/Continuations.html">continuation</text:a><text:span text:style-name="T1">不错。据</text:span><text:a xlink:type="simple" xlink:href="http://blog.nona.name/"><text:span text:style-name="T16">冰云</text:span></text:a><text:span text:style-name="T1">反映，性能有问题，但至少是有前途的。要和</text:span><text:a xlink:type="simple" xlink:href="http://www.cnblogs.com/raimundo"><text:span text:style-name="T16">徐</text:span></text:a><text:a xlink:type="simple" xlink:href="http://www.cnblogs.com/raimundo">x</text:a><text:span text:style-name="T1">一起写篇文章，介绍</text:span>continuation<text:span text:style-name="T1">在企业应用中的作用。</text:span><text:line-break/><text:line-break/>2<text:span text:style-name="T1">、</text:span><text:a xlink:type="simple" xlink:href="http://gmail.google.com/">GMail</text:a><text:span text:style-name="T1">可以用来写文章，任何地方访问都不中断工作，而且还自动保存。由此折射出，众多的</text:span>BSP<text:span text:style-name="T1">是多么不到位。譬如说，</text:span>BlogDriver<text:span text:style-name="T1">就不会帮我自动保存草稿。</text:span><text:line-break/><text:line-break/>3<text:span text:style-name="T1">、所以，可以考虑做一个基于邮件的</text:span>blog<text:span text:style-name="T1">系统。不需要注册，发邮件到一个地址就自动注册，创建自己的</text:span>blog<text:span text:style-name="T1">空间。至于</text:span>tag<text:span text:style-name="T1">、邀请等等元素，自然都是可以考虑的，并且要一直</text:span>beta<text:span text:style-name="T1">。总而言之，是一个比较</text:span>2<text:span text:style-name="T1">的点子，冰云也这样认为。</text:span></text:p>
        <text:p text:style-name="P2">2006<text:span text:style-name="T1">年</text:span>01<text:span text:style-name="T1">月</text:span>12<text:span text:style-name="T1">日</text:span>, <text:span text:style-name="T1">星期四 </text:span>18:25 (1114077)</text:p>
      </text:section>
      <text:section text:style-name="Sect1" text:name="Section8">
        <text:h text:style-name="P8" text:outline-level="1" text:is-list-header="true"><text:bookmark text:name="main7"/>跨越边界</text:h>
        <text:p text:style-name="P2"><text:a xlink:type="simple" xlink:href="http://weblogs.java.net/blog/batate/">Bruce Tate</text:a><text:span text:style-name="T1">正在</text:span>IBM developerWorks<text:span text:style-name="T1">写一个连载：</text:span><text:a xlink:type="simple" xlink:href="http://www.ibm.com/developerworks/views/java/libraryview.jsp?search_by=crossing+borders:">Crossing Borders</text:a><text:span text:style-name="T1">。大概就是说，用主流</text:span>J2EE<text:span text:style-name="T1">开发者的眼光去看待旁的技术，学习借鉴一些东西。这个“旁的技术”，既有不同的技术平台，也有</text:span>Java<text:span text:style-name="T1">平台上一些非主流的东西。譬如</text:span><text:a xlink:type="simple" xlink:href="http://www.ibm.com/developerworks/java/library/j-cb03076/index.html"><text:span text:style-name="T16">第一篇</text:span></text:a><text:span text:style-name="T1">介绍了来自</text:span>Ruby/RoR<text:span text:style-name="T1">阵营的</text:span>ActiveRecord<text:span text:style-name="T1">；</text:span><text:a xlink:type="simple" xlink:href="http://www.ibm.com/developerworks/java/library/j-cb03216/index.html"><text:span text:style-name="T16">第二篇</text:span></text:a><text:span text:style-name="T1">介绍了</text:span>Ruby<text:span text:style-name="T1">的</text:span>callcc<text:span text:style-name="T1">，以及用</text:span>RIFE<text:span text:style-name="T1">实现的</text:span>web continuations<text:span text:style-name="T1">。</text:span><text:span text:style-name="T17">（</text:span><text:span text:style-name="T18">continuations</text:span><text:span text:style-name="T17">会是一件重要的事情，我印象</text:span><text:span text:style-name="T18">C#3.0</text:span><text:span text:style-name="T17">就会在语言层面支持，而首先在</text:span><text:span text:style-name="T18">webflow</text:span><text:span text:style-name="T17">上面它应该会很快投入实用。）</text:span><text:span text:style-name="T18"><text:line-break/><text:line-break/></text:span><text:span text:style-name="T1">其实一直想做这样的事。单单是说“</text:span>RoR<text:span text:style-name="T1">很好”，这样对于熟悉</text:span>J2EE<text:span text:style-name="T1">的开发者（以及熟悉</text:span>.NET<text:span text:style-name="T1">的开发者）是没有说服力的。更好的做法应该是像</text:span>Tate<text:span text:style-name="T1">这样，把一个个好东西提取出来深入介绍。即便不能立即投入使用，至少也可以借鉴到一些好的理念，这原本也是</text:span>RoR<text:span text:style-name="T1">让</text:span>J2EE<text:span text:style-name="T1">社群兴奋的原因。不过，虽然一篇文章的标题在我的备忘录上已经放了两个月，还是没有动手去写。似乎，近来有些懒了：自己玩了什么新东西，也不像以前那样急迫地想写出来。分享和学习都是重要的，应该调整自己的状态。</text:span><text:line-break/><text:line-break/><text:span text:style-name="T1">另：“跨越边界”是件很好玩的事情。（我的同事</text:span>Neal� Ford<text:a xlink:type="simple" xlink:href="http://memeagora.blogspot.com/2006/03/walking-on-wrong-side-of-street.html"><text:span text:style-name="T16">对此也有同感</text:span></text:a><text:span text:style-name="T1">。）感谢前几年</text:span>J2EE<text:span text:style-name="T1">的经验，现在才可以用新鲜的目光去欣赏和玩味</text:span>.NET<text:span text:style-name="T1">、</text:span>RoR<text:span text:style-name="T1">等等不同的平台，去找到新的乐趣。而且，</text:span><text:a xlink:type="simple" xlink:href="http://mitpress.mit.edu/sicp/">SICP</text:a><text:span text:style-name="T1">确实是一本了不起的书，走到哪个新鲜的平台都可以看到熟悉的、</text:span>SICP<text:span text:style-name="T1">上见过的概念，这也让探索不那么困难而更有收获。</text:span></text:p>
        <text:p text:style-name="P2">2006<text:span text:style-name="T1">年</text:span>03<text:span text:style-name="T1">月</text:span>29<text:span text:style-name="T1">日</text:span>, <text:span text:style-name="T1">星期三 </text:span>00:00 (1159971)</text:p>
      </text:section>
      <text:section text:style-name="Sect1" text:name="Section9">
        <text:h text:style-name="P1" text:outline-level="1" text:is-list-header="true"><text:bookmark text:name="main8"/><text:span text:style-name="T13">关于</text:span>MDA<text:span text:style-name="T13">与</text:span>DSL<text:span text:style-name="T13">的讨论摘录</text:span></text:h>
        <text:p text:style-name="P2"><text:span text:style-name="T1">透明</text:span>??<text:span text:style-name="T1">敏捷释放软件价值 </text:span>says:<text:line-break/><text:span text:style-name="T1">还是这个问题问你，谁需要画图</text:span>/<text:span text:style-name="T1">看图</text:span><text:line-break/>Jarvin Shen says:<text:line-break/><text:span text:style-name="T1">专著于业务的设计人员。很可能他们看不懂代码。</text:span><text:line-break/><text:span text:style-name="T1">透明</text:span>??<text:span text:style-name="T1">敏捷释放软件价值 </text:span>says:<text:line-break/><text:span text:style-name="T1">恩</text:span><text:line-break/><text:span text:style-name="T1">透明</text:span>??<text:span text:style-name="T1">敏捷释放软件价值 </text:span>says:<text:line-break/><text:span text:style-name="T1">等你做了</text:span>10<text:span text:style-name="T1">个不同的项目，你就会发现你找不到这样的一个典型人物</text:span><text:line-break/>Jarvin Shen says:<text:line-break/><text:span text:style-name="T1">嗯。但关键问题是：我可能也会喜欢画图</text:span>/<text:span text:style-name="T1">看图，如果工具”总是能“生成我所满意的代码。</text:span><text:line-break/><text:span text:style-name="T1">透明</text:span>??<text:span text:style-name="T1">敏捷释放软件价值 </text:span>says:<text:line-break/><text:span text:style-name="T1">你没明白我的意思</text:span><text:line-break/>Jarvin Shen says:<text:line-break/><text:span text:style-name="T1">解释？</text:span><text:line-break/><text:span text:style-name="T1">透明</text:span>??<text:span text:style-name="T1">敏捷释放软件价值 </text:span>says:<text:line-break/><text:span text:style-name="T1">你的概念是，系统的涉众分为两部分，懂得程序的“开发者”，和不懂得程序的“业务人员”</text:span><text:line-break/>Jarvin Shen says:<text:line-break/><text:span text:style-name="T1">可以这样说。</text:span><text:line-break/><text:span text:style-name="T1">透明</text:span>??<text:span text:style-name="T1">敏捷释放软件价值 </text:span>says:<text:line-break/>mda<text:span text:style-name="T1">提供的图形也好高度抽象的语言也好，是给后者去使用的</text:span><text:line-break/><text:span text:style-name="T1">透明</text:span>??<text:span text:style-name="T1">敏捷释放软件价值 </text:span>says:<text:line-break/><text:span text:style-name="T1">问题是软件，或者说计算机，的使用者并不是截然的分成这两部分</text:span><text:line-break/><text:span text:style-name="T1">透明</text:span>??<text:span text:style-name="T1">敏捷释放软件价值 </text:span>says:<text:line-break/><text:span text:style-name="T1">比如说一个企业应用，你会发现从技术到业务这条坐标轴上有很多个点，每个点需要不同的抽象层面</text:span><text:line-break/><text:span text:style-name="T1">透明</text:span>??<text:span text:style-name="T1">敏捷释放软件价值 </text:span>says:<text:line-break/><text:span text:style-name="T1">并且这些点是变动的、不可事先定义的</text:span><text:line-break/><text:span text:style-name="T1">透明</text:span>??<text:span text:style-name="T1">敏捷释放软件价值 </text:span>says:<text:line-break/><text:span text:style-name="T1">实际上，“使用计算机”这件事是一个连续统，从编程，到最终的用户，有连续的渐变，而不是截然的两种人</text:span><text:line-break/>Jarvin Shen says:<text:line-break/><text:span text:style-name="T1">明白你的意思了</text:span><text:line-break/><text:span text:style-name="T1">透明</text:span>??<text:span text:style-name="T1">敏捷释放软件价值 </text:span>says:<text:line-break/><text:span text:style-name="T1">所以，我更看重</text:span>dsl<text:line-break/><text:span text:style-name="T1">透明</text:span>??<text:span text:style-name="T1">敏捷释放软件价值 </text:span>says:<text:line-break/><text:span text:style-name="T1">每个层面为更高层面提供更接近业务、远离计算机的</text:span>dsl<text:line-break/>Jarvin Shen says:<text:line-break/><text:span text:style-name="T1">多层的抽象，而不是从表面到底层的一揽子解决方案。</text:span></text:p>
        <text:p text:style-name="P2">2006<text:span text:style-name="T1">年</text:span>05<text:span text:style-name="T1">月</text:span>18<text:span text:style-name="T1">日</text:span>, <text:span text:style-name="T1">星期四 </text:span>00:10 (1183629)</text:p>
      </text:section>
      <text:section text:style-name="Sect1" text:name="Section10">
        <text:h text:style-name="P1" text:outline-level="1" text:is-list-header="true"><text:bookmark text:name="main9"/><text:span text:style-name="T13">什么是</text:span>DSL</text:h>
        <text:p text:style-name="P2"><text:span text:style-name="T1">对于</text:span>DSL<text:span text:style-name="T1">竟然有那么多的误解，这是出乎我意料之外的。尤其是连</text:span>whl<text:span text:style-name="T1">这样的同学也存在</text:span><text:a xlink:type="simple" xlink:href="http://forum.javaeye.com/viewtopic.php?t=21792&amp;start=15&amp;postdays=0&amp;postorder=asc&amp;highlight="><text:span text:style-name="T16">明显的误解</text:span></text:a><text:span text:style-name="T1">（或者叫“不同看法”），看来</text:span>Martin<text:span text:style-name="T1">的传道确实做得还不够深入。</text:span><text:line-break/><text:line-break/>Martin's Bliki<text:span text:style-name="T1">：</text:span><text:a xlink:type="simple" xlink:href="http://blog.csdn.net/mfowler/archive/2006/08/16/1069927.aspx"><text:span text:style-name="T16">领域专用语言（</text:span></text:a><text:a xlink:type="simple" xlink:href="http://blog.csdn.net/mfowler/archive/2006/08/16/1069927.aspx">DSL</text:a><text:a xlink:type="simple" xlink:href="http://blog.csdn.net/mfowler/archive/2006/08/16/1069927.aspx"><text:span text:style-name="T16">）</text:span></text:a><text:line-break/><text:line-break/><text:span text:style-name="T1">这个</text:span><text:a xlink:type="simple" xlink:href="http://blog.csdn.net/mfowler/"><text:span text:style-name="T16">中文版</text:span></text:a><text:a xlink:type="simple" xlink:href="http://blog.csdn.net/mfowler/">Bliki</text:a><text:span text:style-name="T1">的翻译确实非常精彩，连我也认为读这篇译文比读原文更有味道（也更有帮助）。如果要继续讨论</text:span>DSL<text:span text:style-name="T1">的相关问题，就站在</text:span>Martin<text:span text:style-name="T1">给出的这个基础之上吧。</text:span></text:p>
        <text:p text:style-name="P2">2006<text:span text:style-name="T1">年</text:span>08<text:span text:style-name="T1">月</text:span>19<text:span text:style-name="T1">日</text:span>, <text:span text:style-name="T1">星期六 </text:span>10:38 (1218630)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" svg:font-family="'Courier New'"/>
    <style:font-face style:name="Courier New1" svg:font-family="'Courier New', Courier, Monospace"/>
    <style:font-face style:name="DejaVu Sans1" svg:font-family="'DejaVu Sans'"/>
    <style:font-face style:name="HG Mincho Light J" svg:font-family="'HG Mincho Light J'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2:44</meta:creation-date>
    <dc:creator>Jeff Xiong</dc:creator>
    <dc:date>2007-02-23T13:33:11</dc:date>
    <dc:language>en-US</dc:language>
    <meta:editing-cycles>2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1" meta:paragraph-count="115" meta:word-count="1004" meta:character-count="6742"/>
  </office:meta>
</office:document-meta>
</file>